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cb97" officeooo:paragraph-rsid="00197daf"/>
    </style:style>
    <style:style style:name="P2" style:family="paragraph" style:parent-style-name="Standard">
      <style:text-properties officeooo:rsid="0015cb97" officeooo:paragraph-rsid="0017cc70"/>
    </style:style>
    <style:style style:name="T1" style:family="text">
      <style:text-properties officeooo:rsid="00172026"/>
    </style:style>
    <style:style style:name="T2" style:family="text">
      <style:text-properties officeooo:rsid="0017cc70"/>
    </style:style>
    <style:style style:name="T3" style:family="text">
      <style:text-properties officeooo:rsid="00197d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seek people wondering about seeking,<text:line-break/>sick, <text:line-break/>I know that I don't know, but that must not be;<text:line-break/>like this;<text:line-break/>Uncertain is to know, but then we know it, <text:line-break/>I is an statement of perspective, <text:line-break/>that stills seems to matter, cause mater stills<text:line-break/>beyond the domain of the I;<text:line-break/>So, try to deny;<text:line-break/>Even trying must be failing, <text:line-break/>the opposite ever seems to exist, and even if not, <text:line-break/>there are an imaginary unknown frontier beyond <text:span text:style-name="T1">the It</text:span>;<text:line-break/>How to do the It, if we can't realize it, What I can do if you can't understand Me?! I; Me; Understand, how can anyone realize it all, plus <text:span text:style-name="T1">the </text:span>You?<text:line-break/><text:line-break/>Eu procuro pessoas questionando sobre questionar,<text:line-break/>doentio,<text:line-break/>Eu sei que eu não sei, mas is<text:span text:style-name="T3">s</text:span>o não precisa ser,<text:line-break/>como <text:span text:style-name="T3">isto:</text:span><text:line-break/>Incerto é saber, então sabemos;</text:p>
      <text:p text:style-name="P1"><text:line-break/>Eu, é uma afirmação de perspectiva,<text:line-break/>que ainda parece material, </text:p>
      <text:p text:style-name="P1"><text:span text:style-name="T3">porque</text:span> <text:span text:style-name="T3">nem toda matéria existe no</text:span> dominio do Eu;<text:line-break/></text:p>
      <text:p text:style-name="P1">Então, tente negar;<text:line-break/>Mesmo tentando, <text:line-break/>deve ser , </text:p>
      <text:p text:style-name="P1">falhando;<text:line-break/></text:p>
      <text:p text:style-name="P1"><text:span text:style-name="T3">O</text:span> oposto sempre parece existir, </text:p>
      <text:p text:style-name="P1">e mesmo se não <text:span text:style-name="T3">o</text:span> for,<text:line-break/>existe <text:span text:style-name="T1">desconhecida fronteira imaginária além;</text:span></text:p>
      <text:p text:style-name="P2"/>
      <text:p text:style-name="P1"><text:span text:style-name="T1">Como fazer, </text:span></text:p>
      <text:p text:style-name="P1"><text:span text:style-name="T1">se não conseguimos perceber, </text:span></text:p>
      <text:p text:style-name="P1"><text:span text:style-name="T3">E o que Eu posso fazer se você, <text:line-break/>não me entende? </text:span></text:p>
      <text:p text:style-name="P1"><text:span text:style-name="T3">Eu; </text:span></text:p>
      <text:p text:style-name="P1"><text:span text:style-name="T3">Me; </text:span></text:p>
      <text:p text:style-name="P1"><text:span text:style-name="T3">Entende; </text:span></text:p>
      <text:p text:style-name="P1"><text:span text:style-name="T3">como pode alguém perceber isto tudo, <text:line-break/>e ainda mais, <text:line-break/>o Você?</text:span><text:line-break/><text:line-break/><text:span text:style-name="T2">Imagine if there are no I,<text:line-break/>cold as ice,<text:line-break/>And nothing exists, <text:line-break/>even ice, <text:line-break/>even nothing or existing, <text:line-break/>no exit;<text:line-break/>The opposite will be not too.</text:span></text:p>
      <text:p text:style-name="P1"><text:soft-page-break/><text:span text:style-name="T2">Warmth as it is,<text:line-break/>no Imagination, no me.<text:line-break/>I am, here are myself,<text:line-break/>And I can be, I exist,<text:line-break/>no exit, but to be.<text:line-break/><text:line-break/>Imagine então se não existisse Eu,<text:line-break/>frio como gelo,<text:line-break/>E nada existe,<text:line-break/>mesmo gelo,<text:line-break/>mesmo nada, </text:span></text:p>
      <text:p text:style-name="P1"><text:span text:style-name="T2">ou existir,<text:line-break/>sem saída;<text:line-break/></text:span></text:p>
      <text:p text:style-name="P1"><text:span text:style-name="T2">E o oposto não será também.<text:line-break/>Quente como é,<text:line-break/>sem imaginação, </text:span></text:p>
      <text:p text:style-name="P1"><text:span text:style-name="T3">sem Eu.<text:line-break/>Eu sou, aqui estou eu,<text:line-break/>E Eu posso ser, Eu existo,<text:line-break/>sem saída, além de ser.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22:28:53.288781668</meta:creation-date>
    <dc:date>2016-08-01T00:53:16.769664944</dc:date>
    <meta:editing-duration>PT27M58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2" meta:paragraph-count="18" meta:word-count="307" meta:character-count="1653" meta:non-whitespace-character-count="1332"/>
  </office:meta>
</office:document-meta>
</file>